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4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6" style:family="paragraph" style:parent-style-name="Footnote">
      <style:text-properties style:font-name="Liberation Sans" officeooo:rsid="043ccc66" officeooo:paragraph-rsid="0e849f1d"/>
    </style:style>
    <style:style style:name="P27" style:family="paragraph" style:parent-style-name="Footnote">
      <style:text-properties style:font-name="Liberation Sans" officeooo:paragraph-rsid="04473353"/>
    </style:style>
    <style:style style:name="P28" style:family="paragraph" style:parent-style-name="Footnote">
      <style:text-properties style:font-name="Liberation Sans" officeooo:paragraph-rsid="0f29da89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4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b91ff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text-properties officeooo:paragraph-rsid="0c8b5238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ca56a54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a0f7b62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text-properties officeooo:paragraph-rsid="0cc50ec9"/>
    </style:style>
    <style:style style:name="P57" style:family="paragraph" style:parent-style-name="Standard">
      <style:text-properties officeooo:paragraph-rsid="0cc5fe5b"/>
    </style:style>
    <style:style style:name="P58" style:family="paragraph" style:parent-style-name="Standard">
      <style:text-properties officeooo:paragraph-rsid="0ce3fa52"/>
    </style:style>
    <style:style style:name="P59" style:family="paragraph" style:parent-style-name="Standard">
      <style:text-properties officeooo:paragraph-rsid="0d09f881"/>
    </style:style>
    <style:style style:name="P60" style:family="paragraph" style:parent-style-name="Standard">
      <style:text-properties officeooo:paragraph-rsid="0d1ec96e"/>
    </style:style>
    <style:style style:name="P61" style:family="paragraph" style:parent-style-name="Standard">
      <style:text-properties officeooo:paragraph-rsid="0d5d07c4"/>
    </style:style>
    <style:style style:name="P62" style:family="paragraph" style:parent-style-name="Standard">
      <style:text-properties officeooo:paragraph-rsid="0d8c21b9"/>
    </style:style>
    <style:style style:name="P63" style:family="paragraph" style:parent-style-name="Standard">
      <style:text-properties officeooo:paragraph-rsid="0d72706e"/>
    </style:style>
    <style:style style:name="P64" style:family="paragraph" style:parent-style-name="Standard">
      <style:text-properties officeooo:paragraph-rsid="0dbec325"/>
    </style:style>
    <style:style style:name="P65" style:family="paragraph" style:parent-style-name="Standard">
      <style:text-properties officeooo:paragraph-rsid="0dedec60"/>
    </style:style>
    <style:style style:name="P66" style:family="paragraph" style:parent-style-name="Standard">
      <style:text-properties officeooo:paragraph-rsid="0e03342d"/>
    </style:style>
    <style:style style:name="P67" style:family="paragraph" style:parent-style-name="Standard">
      <style:text-properties officeooo:paragraph-rsid="0e0463fc"/>
    </style:style>
    <style:style style:name="P68" style:family="paragraph" style:parent-style-name="Standard">
      <style:text-properties officeooo:paragraph-rsid="0e051aee"/>
    </style:style>
    <style:style style:name="P69" style:family="paragraph" style:parent-style-name="Standard">
      <style:text-properties officeooo:paragraph-rsid="0e0bda5c"/>
    </style:style>
    <style:style style:name="P70" style:family="paragraph" style:parent-style-name="Standard">
      <style:text-properties officeooo:paragraph-rsid="0e2a40f4"/>
    </style:style>
    <style:style style:name="P71" style:family="paragraph" style:parent-style-name="Standard">
      <style:text-properties officeooo:paragraph-rsid="0e38fc62"/>
    </style:style>
    <style:style style:name="P72" style:family="paragraph" style:parent-style-name="Standard">
      <style:text-properties officeooo:paragraph-rsid="0e61c509"/>
    </style:style>
    <style:style style:name="P73" style:family="paragraph" style:parent-style-name="Standard">
      <style:text-properties officeooo:paragraph-rsid="0e671814"/>
    </style:style>
    <style:style style:name="P74" style:family="paragraph" style:parent-style-name="Standard">
      <style:text-properties officeooo:paragraph-rsid="0e82f1b0"/>
    </style:style>
    <style:style style:name="P75" style:family="paragraph" style:parent-style-name="Standard">
      <style:text-properties officeooo:paragraph-rsid="0e8aa5aa"/>
    </style:style>
    <style:style style:name="P76" style:family="paragraph" style:parent-style-name="Standard">
      <style:text-properties officeooo:rsid="0e8aa5aa" officeooo:paragraph-rsid="0e8aa5aa"/>
    </style:style>
    <style:style style:name="P77" style:family="paragraph" style:parent-style-name="Standard">
      <style:text-properties officeooo:paragraph-rsid="0eb9c424"/>
    </style:style>
    <style:style style:name="P78" style:family="paragraph" style:parent-style-name="Footnote">
      <style:text-properties officeooo:rsid="043ccc66" officeooo:paragraph-rsid="0e849f1d"/>
    </style:style>
    <style:style style:name="P7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80" style:family="paragraph" style:parent-style-name="Standard">
      <style:text-properties officeooo:paragraph-rsid="0ecd4bf5"/>
    </style:style>
    <style:style style:name="P81" style:family="paragraph" style:parent-style-name="Footnote">
      <style:text-properties officeooo:paragraph-rsid="0f025efd"/>
    </style:style>
    <style:style style:name="P82" style:family="paragraph" style:parent-style-name="Footnote">
      <style:text-properties officeooo:paragraph-rsid="0f051f9f"/>
    </style:style>
    <style:style style:name="P83" style:family="paragraph" style:parent-style-name="Standard">
      <style:text-properties officeooo:paragraph-rsid="0f0649dd"/>
    </style:style>
    <style:style style:name="P84" style:family="paragraph" style:parent-style-name="Footnote">
      <style:text-properties officeooo:paragraph-rsid="0f140c00"/>
    </style:style>
    <style:style style:name="P85" style:family="paragraph" style:parent-style-name="Standard">
      <style:text-properties officeooo:paragraph-rsid="0f2db54e"/>
    </style:style>
    <style:style style:name="P8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7" style:family="paragraph" style:parent-style-name="Footnote">
      <style:text-properties officeooo:paragraph-rsid="0f41a60d"/>
    </style:style>
    <style:style style:name="P88" style:family="paragraph" style:parent-style-name="Standard">
      <style:text-properties officeooo:paragraph-rsid="0f466349"/>
    </style:style>
    <style:style style:name="P89" style:family="paragraph" style:parent-style-name="Footnote">
      <style:text-properties officeooo:paragraph-rsid="0f12f362"/>
    </style:style>
    <style:style style:name="P90" style:family="paragraph" style:parent-style-name="Standard">
      <style:text-properties officeooo:paragraph-rsid="0f66ac77"/>
    </style:style>
    <style:style style:name="P91" style:family="paragraph" style:parent-style-name="Standard" style:master-page-name="Standard">
      <style:paragraph-properties style:page-number="auto"/>
      <style:text-properties style:font-name="Liberation Sans" fo:font-size="12pt" officeooo:paragraph-rsid="0f48ecf4" style:font-size-asian="12pt" style:font-size-complex="12pt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8" style:family="text">
      <style:text-properties style:font-name="Liberation Sans" officeooo:rsid="047fb57c"/>
    </style:style>
    <style:style style:name="T19" style:family="text">
      <style:text-properties style:font-name="Liberation Sans" officeooo:rsid="047da547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fo:font-size="10pt" officeooo:rsid="0db4d737" style:font-size-asian="10pt" style:font-size-complex="10pt"/>
    </style:style>
    <style:style style:name="T22" style:family="text">
      <style:text-properties style:font-name="Liberation Sans" fo:font-size="10pt" officeooo:rsid="0db5d4ba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56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57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158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159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0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2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2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7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9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3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4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5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7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8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f18abf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bf07818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4" style:family="text">
      <style:text-properties fo:color="#000000" loext:opacity="100%" fo:language="nl" fo:country="NL" fo:font-weight="normal" officeooo:rsid="0dd075d2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7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48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4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3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4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5" style:family="text">
      <style:text-properties fo:color="#000000" loext:opacity="100%" style:font-name="Liberation Sans" fo:font-size="12pt" style:font-size-asian="12pt" style:font-size-complex="12pt"/>
    </style:style>
    <style:style style:name="T27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77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278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79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font-name="Liberation Sans" officeooo:rsid="047da547"/>
    </style:style>
    <style:style style:name="T29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97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29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3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4" style:family="text">
      <style:text-properties style:use-window-font-color="true" loext:opacity="0%" style:font-name="Liberation Sans" fo:font-size="12pt" style:font-size-asian="12pt" style:font-size-complex="12pt"/>
    </style:style>
    <style:style style:name="T315" style:family="text">
      <style:text-properties officeooo:rsid="04473353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officeooo:rsid="0aace3cd"/>
    </style:style>
    <style:style style:name="T318" style:family="text">
      <style:text-properties fo:font-size="10pt" style:font-size-asian="10pt" style:font-size-complex="10pt"/>
    </style:style>
    <style:style style:name="T319" style:family="text">
      <style:text-properties officeooo:rsid="0394a435"/>
    </style:style>
    <style:style style:name="T32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3" style:family="text">
      <style:text-properties officeooo:rsid="0cf7e116"/>
    </style:style>
    <style:style style:name="T324" style:family="text">
      <style:text-properties officeooo:rsid="0b952edb"/>
    </style:style>
    <style:style style:name="T325" style:family="text">
      <style:text-properties loext:padding="0.049cm" loext:border="0.31pt solid #000000"/>
    </style:style>
    <style:style style:name="T326" style:family="text">
      <style:text-properties officeooo:rsid="0eef9ccc"/>
    </style:style>
    <style:style style:name="T327" style:family="text">
      <style:text-properties officeooo:rsid="0e80285f"/>
    </style:style>
    <style:style style:name="T328" style:family="text">
      <style:text-properties officeooo:rsid="0e838e2a"/>
    </style:style>
    <style:style style:name="T329" style:family="text">
      <style:text-properties officeooo:rsid="0e83c34e"/>
    </style:style>
    <style:style style:name="T330" style:family="text">
      <style:text-properties officeooo:rsid="0f1609ab"/>
    </style:style>
    <style:style style:name="T331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2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3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4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5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6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7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38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39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40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42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43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4" style:family="text">
      <style:text-properties fo:color="#808080" loext:opacity="100%" style:font-name="Liberation Sans" fo:font-size="12pt" style:font-size-asian="12pt" style:font-size-complex="12pt"/>
    </style:style>
    <style:style style:name="T345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6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<text:span text:style-name="T233">C</text:span><text:span text:style-name="T232">hecklist voor </text:span><text:span text:style-name="T234">de installatie</text:span><text:span text:style-name="T232"> van </text:span><text:reference-mark-start text:name="Distributie"/><text:span text:style-name="T235">Debian</text:span><text:reference-mark-end text:name="Distributie"/><text:span text:style-name="T236"> </text:span><text:reference-mark-start text:name="Versie"/><text:span text:style-name="T235">1</text:span><text:span text:style-name="T237">1</text:span><text:reference-mark-end text:name="Versie"/><text:span text:style-name="Strong_20_Emphasis"><text:span text:style-name="T271"> </text:span></text:span><text:span text:style-name="Strong_20_Emphasis"><text:span text:style-name="T272">LTS</text:span></text:span><text:span text:style-name="T238"><text:note text:id="ftn1" text:note-class="footnote"><text:note-citation>1</text:note-citation><text:note-body><text:p text:style-name="P28"><text:span text:style-name="T319">Deze versie </text:span><text:span text:style-name="T319"><text:reference-ref text:reference-format="text" text:ref-name="Versie">11</text:reference-ref></text:span><text:span text:style-name="T330"><text:s/></text:span><text:span text:style-name="T279">is een zogenaamde LTS-versie (</text:span><text:span text:style-name="T280">LTS=</text:span><text:span text:style-name="T279">Long-Term Support, langetermijnondersteuning).<text:line-break/></text:span><text:span text:style-name="T281">Deze</text:span><text:span text:style-name="T279"> LTS-versie wordt </text:span><text:span text:style-name="T288">vanaf vrijgave (</text:span><text:span text:style-name="T286">augustus 2021</text:span><text:span text:style-name="T288">) </text:span><text:span text:style-name="T287">vijf</text:span><text:span text:style-name="T279"> jaar ondersteund</text:span><text:span text:style-name="T283"> </text:span><text:span text:style-name="T279">(tot </text:span><text:span text:style-name="T286">augustus</text:span><text:span text:style-name="T281"> </text:span><text:span text:style-name="T279">202</text:span><text:span text:style-name="T282">6</text:span><text:span text:style-name="T283">)</text:span><text:span text:style-name="T284">.</text:span></text:p></text:note-body></text:note></text:span><text:span text:style-name="T241"> </text:span><text:reference-mark-start text:name="Editie"/><text:span text:style-name="T242">D</text:span><text:span text:style-name="T240">esktop</text:span><text:reference-mark-end text:name="Editie"/><text:span text:style-name="T239"> </text:span><text:span text:style-name="T241">(</text:span><text:span text:style-name="T243">B</text:span><text:span text:style-name="T244">ullseye</text:span><text:span text:style-name="T241">).</text:span></text:p>
      <text:p text:style-name="P4"/>
      <text:p text:style-name="P85"><text:span text:style-name="T35">Kijk op</text:span><text:span text:style-name="T264"> </text:span><text:a xlink:type="simple" xlink:href="https://karelzimmer.nl/" text:style-name="Internet_20_link" text:visited-style-name="Visited_20_Internet_20_Link"><text:span text:style-name="T9">karelzimmer.nl</text:span></text:a><text:span text:style-name="T264"> </text:span><text:span text:style-name="T289">voor</text:span><text:span text:style-name="T290"> </text:span><text:span text:style-name="T291">deze en andere </text:span><text:span text:style-name="T292">Linux documenten</text:span><text:span text:style-name="T36">, scripts, </text:span><text:span text:style-name="T37">en informatie</text:span><text:span text:style-name="T36">.</text:span></text:p>
      <text:p text:style-name="P4"/>
      <text:p text:style-name="P4"><text:span text:style-name="T27">D</text:span><text:span text:style-name="T26">it is een invulbare PD</text:span><text:span text:style-name="T28">F</text:span><text:span text:style-name="T26"> met tekst- en keuzevakken; </text:span><text:span text:style-name="T29">a</text:span><text:span text:style-name="T26">fdrukken is niet noodzakelijk.</text:span></text:p>
      <text:p text:style-name="P37"/>
      <text:p text:style-name="P36"><text:span text:style-name="T1">V</text:span><text:span text:style-name="T18">ul de waarden in het tekstvak achter de </text:span><text:span text:style-name="Definition"><text:span text:style-name="T8">schuingedrukte</text:span></text:span><text:span text:style-name="T1"> </text:span><text:span text:style-name="T19">woorden </text:span><text:span text:style-name="T293">(zie toelichting)</text:span><text:span text:style-name="T19">:</text:span></text:p>
      <text:p text:style-name="P31"><text:span text:style-name="Definition"><text:span text:style-name="T295">g</text:span></text:span><text:span text:style-name="Definition"><text:span text:style-name="T294">ebruiker</text:span></text:span><text:span text:style-name="Definition"><text:span text:style-name="T298"><text:tab/><text:tab/></text:span></text:span><text:span text:style-name="Definition"><text:span text:style-name="T314"> <text:tab/><text:tab/></text:span></text:span><text:span text:style-name="T299"><draw:control text:anchor-type="as-char" svg:y="-0.429cm" draw:z-index="8" draw:name="Gebruiker" draw:style-name="gr2" draw:text-style-name="P97" svg:width="6.061cm" svg:height="0.6cm" draw:control="control9"><svg:title>Gebruiker</svg:title><svg:desc>Volledige naam, bijv. Jan Stek</svg:desc></draw:control></text:span><text:span text:style-name="T299"><text:tab/></text:span><text:span text:style-name="T300">(</text:span><text:span text:style-name="T296">volledige naam, bijv. </text:span><text:span text:style-name="T312">J</text:span><text:span text:style-name="T313">a</text:span><text:span text:style-name="T312">n </text:span><text:span text:style-name="T313">Jansen</text:span><text:span text:style-name="T297">)</text:span></text:p>
      <text:p text:style-name="Standard"><text:span text:style-name="Definition"><text:span text:style-name="T295">g</text:span></text:span><text:span text:style-name="Definition"><text:span text:style-name="T294">ebruikersnaam<text:tab/></text:span></text:span><text:span text:style-name="Definition"><text:span text:style-name="T294"><draw:control text:anchor-type="as-char" svg:y="-0.429cm" draw:z-index="9" draw:name="Gberuikersnaam" draw:style-name="gr2" draw:text-style-name="P97" svg:width="6.061cm" svg:height="0.6cm" draw:control="control10"><svg:title>Gebruikersnaam</svg:title><svg:desc>Korte naam, bijv. jan</svg:desc></draw:control></text:span></text:span><text:span text:style-name="Definition"><text:span text:style-name="T294"><text:tab/></text:span></text:span><text:span text:style-name="T10">(korte naam, bijv. </text:span><text:span text:style-name="T262">j</text:span><text:span text:style-name="T263">a</text:span><text:span text:style-name="T262">n</text:span><text:span text:style-name="T10">)</text:span></text:p>
      <text:p text:style-name="P30"><text:span text:style-name="Definition"><text:span text:style-name="T302">c</text:span></text:span><text:span text:style-name="Definition"><text:span text:style-name="T301">omputernaam<text:tab/><text:tab/></text:span></text:span><text:span text:style-name="Definition"><text:span text:style-name="T299"><draw:control text:anchor-type="as-char" svg:y="-0.429cm" draw:z-index="10" draw:name="Computernaam" draw:style-name="gr2" draw:text-style-name="P97" svg:width="6.061cm" svg:height="0.6cm" draw:control="control11"><svg:title>Computernaam</svg:title><svg:desc>Unieke naam van de computer</svg:desc></draw:control></text:span></text:span><text:span text:style-name="Definition"><text:span text:style-name="T299"><text:tab/></text:span></text:span><text:span text:style-name="Definition"><text:span text:style-name="T305">(</text:span></text:span><text:span text:style-name="Definition"><text:span text:style-name="T306">naam van de compute</text:span></text:span><text:span text:style-name="Definition"><text:span text:style-name="T307">r, </text:span></text:span><text:span text:style-name="Definition"><text:span text:style-name="T308">bijv. p</text:span></text:span><text:span text:style-name="Definition"><text:span text:style-name="T309">c02</text:span></text:span><text:span text:style-name="Definition"><text:span text:style-name="T305">)</text:span></text:span></text:p>
      <text:p text:style-name="P30"><text:span text:style-name="Definition"><text:span text:style-name="T295">o</text:span></text:span><text:span text:style-name="Definition"><text:span text:style-name="T294">pstartmenu</text:span></text:span><text:span text:style-name="Definition"><text:span text:style-name="T299"><text:tab/><text:tab/><text:tab/></text:span></text:span><text:span text:style-name="Definition"><text:span text:style-name="T299"><draw:control text:anchor-type="as-char" svg:y="-0.429cm" draw:z-index="11" draw:name="Opstartmenu" draw:style-name="gr2" draw:text-style-name="P97" svg:width="6.061cm" svg:height="0.6cm" draw:control="control12"><svg:title>Opstartmenu</svg:title><svg:desc>Toets voor het opstartmenu ("bootmenu")</svg:desc></draw:control></text:span></text:span><text:span text:style-name="Definition"><text:span text:style-name="T299"><text:tab/></text:span></text:span><text:span text:style-name="Definition"><text:span text:style-name="T305">(</text:span></text:span><text:span text:style-name="Definition"><text:span text:style-name="T306">to</text:span></text:span><text:span text:style-name="Definition"><text:span text:style-name="T310">ets voor het opstartmedium</text:span></text:span><text:span text:style-name="Definition"><text:span text:style-name="T311">)</text:span></text:span></text:p>
      <text:p text:style-name="P30"><text:span text:style-name="Definition"><text:span text:style-name="T303">i</text:span></text:span><text:span text:style-name="Definition"><text:span text:style-name="T304">nstellingen</text:span></text:span><text:span text:style-name="T305"><text:tab/> <text:tab/><text:tab/></text:span><text:span text:style-name="T305"><draw:control text:anchor-type="as-char" svg:y="-0.429cm" draw:z-index="7" draw:name="Instellingen" draw:style-name="gr2" draw:text-style-name="P97" svg:width="6.061cm" svg:height="0.6cm" draw:control="control8"><svg:title>Instellingen</svg:title><svg:desc>Toets voor het BIOS/UEFI-scherm ("setup")</svg:desc></draw:control></text:span><text:span text:style-name="T305"><text:tab/>(</text:span><text:span text:style-name="T306">toets voor het BIOS/UEFI-scherm</text:span><text:span text:style-name="T305">)</text:span></text:p>
      <text:p text:style-name="P33"><text:span text:style-name="Definition"><text:span text:style-name="T332">g</text:span></text:span><text:span text:style-name="Definition"><text:span text:style-name="T331">ebruiker</text:span></text:span><text:span text:style-name="Definition"><text:span text:style-name="T333">2</text:span></text:span><text:span text:style-name="Definition"><text:span text:style-name="T334"><text:tab/></text:span></text:span><text:span text:style-name="Definition"><text:span text:style-name="T344"> <text:tab/><text:tab/></text:span></text:span><text:span text:style-name="T335"><draw:control text:anchor-type="as-char" svg:y="-0.429cm" draw:z-index="18" draw:name="Gebruiker 1" draw:style-name="gr2" draw:text-style-name="P97" svg:width="6.061cm" svg:height="0.6cm" draw:control="control19"><svg:title>Gebruiker</svg:title><svg:desc>Volledige naam, bijv. Jan Stek</svg:desc></draw:control></text:span><text:span text:style-name="T335"><text:tab/></text:span><text:span text:style-name="T336">(</text:span><text:span text:style-name="T337">volledige naam </text:span><text:span text:style-name="T338">evt. 2</text:span><text:span text:style-name="T345">e</text:span><text:span text:style-name="T338"> gebruiker</text:span><text:span text:style-name="T339">)</text:span></text:p>
      <text:p text:style-name="P80"><text:span text:style-name="Definition"><text:span text:style-name="T332">g</text:span></text:span><text:span text:style-name="Definition"><text:span text:style-name="T331">ebruikersnaam</text:span></text:span><text:span text:style-name="Definition"><text:span text:style-name="T333">2</text:span></text:span><text:span text:style-name="Definition"><text:span text:style-name="T340"><text:tab/></text:span></text:span><text:span text:style-name="Definition"><text:span text:style-name="T340"><draw:control text:anchor-type="as-char" svg:y="-0.429cm" draw:z-index="19" draw:name="Gberuikersnaam 1" draw:style-name="gr2" draw:text-style-name="P97" svg:width="6.061cm" svg:height="0.6cm" draw:control="control20"><svg:title>Gebruikersnaam</svg:title><svg:desc>Korte naam, bijv. jan</svg:desc></draw:control></text:span></text:span><text:span text:style-name="Definition"><text:span text:style-name="T340"><text:tab/></text:span></text:span><text:span text:style-name="T341">(korte naam</text:span><text:span text:style-name="T342"> </text:span><text:span text:style-name="T343">evt. 2</text:span><text:span text:style-name="T346">e</text:span><text:span text:style-name="T343"> gebruiker</text:span><text:span text:style-name="T341">)</text:span></text:p>
      <text:p text:style-name="P33"><text:span text:style-name="T250">Vervang </text:span><text:span text:style-name="Definition"><text:span text:style-name="T12">schuingedrukte</text:span></text:span><text:span text:style-name="T250"> </text:span><text:span text:style-name="T251">woorden </text:span><text:span text:style-name="T250">in deze checklist door </text:span><text:span text:style-name="T251">boven</text:span><text:span text:style-name="T250">staande waarden.</text:span></text:p>
      <text:p text:style-name="P38"/>
      <text:p text:style-name="P32"><text:span text:style-name="Strong_20_Emphasis"><text:span text:style-name="T258"/></text:span></text:p>
      <text:p text:style-name="P34"><text:span text:style-name="T260">Nog niet op Linux?</text:span><text:span text:style-name="T252"><text:tab/></text:span><text:span text:style-name="T255"><text:tab/></text:span><text:span text:style-name="T256">G</text:span><text:span text:style-name="T249">ebruik </text:span><text:span text:style-name="Strong_20_Emphasis"><text:span text:style-name="T261">Checklist migratie</text:span></text:span><text:span text:style-name="T249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53"> onder </text:span><text:span text:style-name="T259">Linux</text:span><text:span text:style-name="T254">.</text:span></text:p>
      <text:p text:style-name="P22"><text:span text:style-name="T230">Nieuwe installatie?</text:span><text:span text:style-name="T225"><text:tab/></text:span><text:span text:style-name="T227"></text:span><text:span text:style-name="T229"><text:tab/></text:span><text:span text:style-name="T228">B</text:span><text:span text:style-name="T225">egin bij hoofdstuk </text:span><text:span text:style-name="T230"><text:bookmark-ref text:reference-format="page" text:ref-name="__RefNumPara__4009_1271708128">2</text:bookmark-ref></text:span><text:span text:style-name="T230"><text:s text:c="2"/></text:span><text:span text:style-name="T231"><text:bookmark-ref text:reference-format="text" text:ref-name="__RefNumPara__4009_1271708128">Installatie uitvoeren</text:bookmark-ref></text:span><text:span text:style-name="T226">.</text:span></text:p>
      <text:p text:style-name="P29"><text:span text:style-name="Strong_20_Emphasis"><text:span text:style-name="T257"/></text:span></text:p>
      <text:p text:style-name="P29"><text:span text:style-name="Strong_20_Emphasis"><text:span text:style-name="T257"/></text:span></text:p>
      <text:list xml:id="list572894348" text:style-name="L1">
        <text:list-item>
          <text:p text:style-name="P92"><text:bookmark-start text:name="__RefNumPara__4083_1271708128"/>Installatie voorbereiden<text:bookmark-end text:name="__RefNumPara__4083_1271708128"/>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0" draw:name="Vorm3" draw:style-name="gr1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54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55"><text:note text:id="ftn2" text:note-class="footnote"><text:note-citation>2</text:note-citation><text:note-body><text:p text:style-name="P26"><text:span text:style-name="T192">E</text:span><text:span text:style-name="T195">v</text:span><text:span text:style-name="T196">en</text:span><text:span text:style-name="T198">t</text:span><text:span text:style-name="T199">uele </text:span><text:span text:style-name="T200">extra </text:span><text:span text:style-name="T202">gebruiker</text:span><text:span text:style-name="T200">s aanmelden </text:span><text:span text:style-name="T201">en dezelfde stappen uitvoeren</text:span><text:span text:style-name="T197">.</text:span></text:p></text:note-body></text:note></text:span></text:span><text:span text:style-name="Strong_20_Emphasis"><text:span text:style-name="T55">.</text:span></text:span></text:p>
          </table:table-cell>
        </table:table-row>
        <table:table-row>
          <table:table-cell table:style-name="_31_._5f_Installatie_5f_voorbereiden.A1" office:value-type="string">
            <text:p text:style-name="P49"><text:span text:style-name="Strong_20_Emphasis"><text:span text:style-name="T54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12" draw:name="Vorm4" draw:style-name="gr1" draw:text-style-name="P96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54">Installeer </text:span></text:span><text:span text:style-name="Strong_20_Emphasis"><text:span text:style-name="T98">pakket kz</text:span></text:span><text:span text:style-name="Strong_20_Emphasis"><text:span text:style-name="T98"><text:note text:id="ftn3" text:note-class="footnote"><text:note-citation>3</text:note-citation><text:note-body><text:p text:style-name="P89"><text:span text:style-name="T328">Debian-</text:span><text:span text:style-name="T329">p</text:span>akket kz plaatst documenten en scripts van Karel Zimmer <text:span text:style-name="T327">(zie </text:span><text:a xlink:type="simple" xlink:href="https://karelzimmer.nl/" text:style-name="Internet_20_link" text:visited-style-name="Visited_20_Internet_20_Link"><text:span text:style-name="Strong_20_Emphasis"><text:span text:style-name="T322">karelzimmer.nl</text:span></text:span></text:a><text:span text:style-name="Strong_20_Emphasis"><text:span text:style-name="T218">) </text:span></text:span>voor het installeren en beheren van Debian en op Debian gebaseerd systeem zoals Ubuntu.</text:p></text:note-body></text:note></text:span></text:span><text:span text:style-name="Strong_20_Emphasis"><text:span text:style-name="T98">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59">druk op de </text:span></text:span><text:span text:style-name="Strong_20_Emphasis"><text:span text:style-name="T73">Super</text:span></text:span><text:span text:style-name="Strong_20_Emphasis"><text:span text:style-name="T59">-toets</text:span></text:span><text:span text:style-name="Strong_20_Emphasis"><text:span text:style-name="T59"><text:note text:id="ftn4" text:note-class="footnote"><text:note-citation>4</text:note-citation><text:note-body><text:p text:style-name="P23"><text:span text:style-name="T245">De </text:span><text:span text:style-name="T246">Super</text:span><text:span text:style-name="T245">-toets is de Windows</text:span><text:span text:style-name="T247">-</text:span><text:span text:style-name="T248">toets</text:span><text:span text:style-name="T245">, </text:span><text:span text:style-name="T247">C</text:span><text:span text:style-name="T245">ommand-</text:span><text:span text:style-name="T248">toets</text:span><text:span text:style-name="T245">, of </text:span><text:span text:style-name="T247">V</text:span><text:span text:style-name="T245">ergrootglas-toets.</text:span></text:p></text:note-body></text:note></text:span></text:span><text:span text:style-name="Strong_20_Emphasis"><text:span text:style-name="T58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118">ter</text:span></text:span><text:span text:style-name="Strong_20_Emphasis"><text:span text:style-name="T119">m</text:span></text:span><text:span text:style-name="Strong_20_Emphasis"><text:span text:style-name="T62"> </text:span></text:span><text:span text:style-name="Strong_20_Emphasis"><text:span text:style-name="T63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 </text:span></text:span><text:span text:style-name="Strong_20_Emphasis"><text:span text:style-name="T120">Terminalvenster</text:span></text:span><text:span text:style-name="Strong_20_Emphasis"><text:span text:style-name="T65">.</text:span></text:span><text:span text:style-name="Strong_20_Emphasis"><text:span text:style-name="T62"> </text:span></text:span></text:p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54"/></text:span></text:p>
          </table:table-cell>
          <table:table-cell table:style-name="_31_._5f_Installatie_5f_voorbereiden.A1" office:value-type="string">
            <text:p text:style-name="P64"><text:span text:style-name="T4">Typ</text:span><text:span text:style-name="Strong_20_Emphasis"><text:span text:style-name="T66">, of </text:span></text:span><text:span text:style-name="Strong_20_Emphasis"><text:span text:style-name="T62">kopieer en plak, de</text:span></text:span><text:span text:style-name="Strong_20_Emphasis"><text:span text:style-name="T67">z</text:span></text:span><text:span text:style-name="Strong_20_Emphasis"><text:span text:style-name="T62">e </text:span></text:span><text:span text:style-name="Strong_20_Emphasis"><text:span text:style-name="T68">drie </text:span></text:span><text:span text:style-name="Strong_20_Emphasis"><text:span text:style-name="T62">opdrachten, ieder gevolgd door de </text:span></text:span><text:span text:style-name="Strong_20_Emphasis"><text:span text:style-name="T57">Enter</text:span></text:span><text:span text:style-name="Strong_20_Emphasis"><text:span text:style-name="T56">-toets:<text:line-break/></text:span></text:span><text:span text:style-name="User_20_Entry"><text:span text:style-name="T30">sudo</text:span></text:span><text:span text:style-name="User_20_Entry"><text:span text:style-name="T31"> </text:span></text:span><text:span text:style-name="User_20_Entry"><text:span text:style-name="T30">apt install wget</text:span></text:span></text:p>
            <text:p text:style-name="P64"><text:span text:style-name="User_20_Entry"><text:span text:style-name="T31"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6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1" draw:name="Vorm6" draw:style-name="gr1" draw:text-style-name="P9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58">Bereid de installatie voor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71">druk </text:span></text:span><text:span text:style-name="Strong_20_Emphasis"><text:span text:style-name="T72">op de </text:span></text:span><text:span text:style-name="Strong_20_Emphasis"><text:span text:style-name="T73">Super</text:span></text:span><text:span text:style-name="Strong_20_Emphasis"><text:span text:style-name="T72">-toets</text:span></text:span><text:span text:style-name="Strong_20_Emphasis"><text:span text:style-name="T33"><text:note-ref text:note-class="footnote" text:reference-format="text" text:ref-name="ftn4">4</text:note-ref></text:span></text:span><text:span text:style-name="Strong_20_Emphasis"><text:span text:style-name="T58">, </text:span></text:span><text:span text:style-name="Strong_20_Emphasis"><text:span text:style-name="T74">t</text:span></text:span><text:span text:style-name="Strong_20_Emphasis"><text:span text:style-name="T61">yp </text:span></text:span><text:span text:style-name="Strong_20_Emphasis"><text:span text:style-name="T121">men</text:span></text:span><text:span text:style-name="Strong_20_Emphasis"><text:span text:style-name="T122">u</text:span></text:span><text:span text:style-name="Strong_20_Emphasis"><text:span text:style-name="T59"> </text:span></text:span><text:span text:style-name="Strong_20_Emphasis"><text:span text:style-name="T75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</text:span></text:span><text:span text:style-name="Strong_20_Emphasis"><text:span text:style-name="T102"> </text:span></text:span><text:span text:style-name="Strong_20_Emphasis"><text:span text:style-name="T138">Installatiem</text:span></text:span><text:span text:style-name="Strong_20_Emphasis"><text:span text:style-name="T139">enu</text:span></text:span><text:span text:style-name="Strong_20_Emphasis"><text:span text:style-name="T72">.</text:span></text:span></text:p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54"/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76">K</text:span></text:span><text:span text:style-name="Strong_20_Emphasis"><text:span text:style-name="T77">ie</text:span></text:span><text:span text:style-name="Strong_20_Emphasis"><text:span text:style-name="T78">s</text:span></text:span><text:span text:style-name="Strong_20_Emphasis"><text:span text:style-name="T70"> </text:span></text:span><text:span text:style-name="Strong_20_Emphasis"><text:span text:style-name="T140">1</text:span></text:span><text:span text:style-name="Strong_20_Emphasis"><text:span text:style-name="T141"> </text:span></text:span><text:span text:style-name="Strong_20_Emphasis"><text:span text:style-name="T142">In</text:span></text:span><text:span text:style-name="Strong_20_Emphasis"><text:span text:style-name="T134">stallatie voorbereiden</text:span></text:span><text:span text:style-name="Strong_20_Emphasis"><text:span text:style-name="T79"> </text:span></text:span><text:span text:style-name="Strong_20_Emphasis"><text:span text:style-name="T80">en </text:span></text:span><text:span text:style-name="Strong_20_Emphasis"><text:span text:style-name="T81">v</text:span></text:span><text:span text:style-name="Strong_20_Emphasis"><text:span text:style-name="T70">olg de aanwijzingen op het scherm.</text:span></text:span></text:p>
          </table:table-cell>
        </table:table-row>
      </table:table>
      <text:p text:style-name="P40"/>
      <text:list xml:id="list150149284766615" text:continue-numbering="true" text:style-name="L1">
        <text:list-item>
          <text:p text:style-name="P93"><text:bookmark-start text:name="__RefNumPara__4009_1271708128"/>Installatie uitvoeren<text:bookmark-end text:name="__RefNumPara__4009_1271708128"/></text:p>
        </text:list-item>
      </text:list>
      <text:p text:style-name="P4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2" draw:name="Vorm9" draw:style-name="gr1" draw:text-style-name="P96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5"><text:span text:style-name="T275">Start de computer op vanaf </text:span><text:span text:style-name="T276">een </text:span><text:span text:style-name="T276"><text:reference-ref text:reference-format="text" text:ref-name="Distributie">Debian</text:reference-ref></text:span><text:span text:style-name="T276"><text:s/></text:span><text:span text:style-name="Strong_20_Emphasis"><text:span text:style-name="T265"><text:reference-ref text:reference-format="text" text:ref-name="Versie">11</text:reference-ref></text:span></text:span><text:span text:style-name="Strong_20_Emphasis"><text:span text:style-name="T265"><text:s/></text:span></text:span><text:span text:style-name="T277">(</text:span><text:span text:style-name="T278">Live</text:span><text:span text:style-name="T156"><text:note text:id="ftn5" text:note-class="footnote"><text:note-citation>1</text:note-citation><text:note-body><text:p text:style-name="P27"><text:span text:style-name="T315">Vanaf ee</text:span>n Live <text:span text:style-name="T317">USB-stick </text:span><text:span text:style-name="T326">(</text:span><text:span text:style-name="T317">of </text:span><text:span text:style-name="T326">cd/dvd</text:span><text:span text:style-name="T285">)</text:span><text:span text:style-name="T318"> </text:span>kunt <text:span text:style-name="T315">u opstarten en</text:span> met <text:reference-ref text:reference-format="text" text:ref-name="Distributie">Debian</text:reference-ref><text:s/>werken zonder deze te installeren.</text:p></text:note-body></text:note></text:span><text:span text:style-name="T157">)</text:span><text:span text:style-name="T155"> </text:span><text:span text:style-name="T158">GNOME</text:span><text:span text:style-name="T155"> </text:span><text:span text:style-name="T159">USB-stick</text:span><text:span text:style-name="T159"><text:note text:id="ftn6" text:note-class="footnote"><text:note-citation>2</text:note-citation><text:note-body><text:p text:style-name="P87"><text:span text:style-name="T20">D</text:span><text:span text:style-name="Strong_20_Emphasis"><text:span text:style-name="T164">ow</text:span></text:span><text:span text:style-name="Strong_20_Emphasis"><text:span text:style-name="T165">nload </text:span></text:span><text:span text:style-name="Strong_20_Emphasis"><text:span text:style-name="T162">e</text:span></text:span><text:span text:style-name="Strong_20_Emphasis"><text:span text:style-name="T166">e</text:span></text:span><text:span text:style-name="Strong_20_Emphasis"><text:span text:style-name="T167">n</text:span></text:span><text:span text:style-name="Strong_20_Emphasis"><text:span text:style-name="T189"> </text:span></text:span><text:span text:style-name="Strong_20_Emphasis"><text:span text:style-name="T165">Live CD </text:span></text:span><text:span text:style-name="Strong_20_Emphasis"><text:span text:style-name="T168">v</text:span></text:span><text:span text:style-name="Strong_20_Emphasis"><text:span text:style-name="T169">anaf</text:span></text:span><text:span text:style-name="Strong_20_Emphasis"><text:span text:style-name="T170"> </text:span></text:span><text:a xlink:type="simple" xlink:href="https://www.debian.org/CD/live/" text:style-name="Internet_20_link" text:visited-style-name="Visited_20_Internet_20_Link"><text:span text:style-name="Strong_20_Emphasis"><text:span text:style-name="T320">debian.org/cd/live</text:span></text:span></text:a><text:span text:style-name="Strong_20_Emphasis"><text:span text:style-name="T170">, blader naar beneden en klik op <text:line-break/></text:span></text:span><text:span text:style-name="Strong_20_Emphasis"><text:span text:style-name="T176">unofficial live images for </text:span></text:span><text:span text:style-name="Strong_20_Emphasis"><text:span text:style-name="T181">“</text:span></text:span><text:span text:style-name="Strong_20_Emphasis"><text:span text:style-name="T190">stable</text:span></text:span><text:span text:style-name="Strong_20_Emphasis"><text:span text:style-name="T181">”</text:span></text:span><text:span text:style-name="Strong_20_Emphasis"><text:span text:style-name="T176"> with firmware included</text:span></text:span><text:span text:style-name="Strong_20_Emphasis"><text:span text:style-name="T170">. <text:line-break/>Klik vervolgens </text:span></text:span><text:span text:style-name="Strong_20_Emphasis"><text:span text:style-name="T173">op</text:span></text:span><text:span text:style-name="Strong_20_Emphasis"><text:span text:style-name="T170"> </text:span></text:span><text:span text:style-name="Strong_20_Emphasis"><text:span text:style-name="T176">amd64/</text:span></text:span><text:span text:style-name="Strong_20_Emphasis"><text:span text:style-name="T170"> en </text:span></text:span><text:span text:style-name="Strong_20_Emphasis"><text:span text:style-name="T173">daarna op </text:span></text:span><text:span text:style-name="Strong_20_Emphasis"><text:span text:style-name="T176">iso-hybrid/</text:span></text:span><text:span text:style-name="Strong_20_Emphasis"><text:span text:style-name="T170">.<text:line-break/></text:span></text:span><text:span text:style-name="Strong_20_Emphasis"><text:span text:style-name="T174">K</text:span></text:span><text:span text:style-name="Strong_20_Emphasis"><text:span text:style-name="T175">lik op</text:span></text:span><text:span text:style-name="Strong_20_Emphasis"><text:span text:style-name="T171"> </text:span></text:span><text:span text:style-name="T177">debian-live-11...</text:span><text:span text:style-name="T178">-</text:span><text:span text:style-name="T177">amd-64-</text:span><text:span text:style-name="T178">gnome</text:span><text:span text:style-name="T179">+non-fre</text:span><text:span text:style-name="T180">e</text:span><text:span text:style-name="T179">.iso</text:span><text:span text:style-name="Strong_20_Emphasis"><text:span text:style-name="T165">.<text:line-break/></text:span></text:span><text:span text:style-name="Strong_20_Emphasis"><text:span text:style-name="T172">P</text:span></text:span><text:span text:style-name="T20">laats een USB-stick </text:span><text:span text:style-name="T21">van </text:span><text:span text:style-name="T20">min</text:span><text:span text:style-name="T22">imaal </text:span><text:span text:style-name="T20">4 GB.</text:span></text:p><text:p text:style-name="P81"><text:span text:style-name="T20"><text:tab/></text:span><text:span text:style-name="Strong_20_Emphasis"><text:span text:style-name="T203">Zoek</text:span></text:span><text:span text:style-name="Strong_20_Emphasis"><text:span text:style-name="T204"> </text:span></text:span><text:span text:style-name="Strong_20_Emphasis"><text:span text:style-name="T221">s</text:span></text:span><text:span text:style-name="Strong_20_Emphasis"><text:span text:style-name="T222">ch</text:span></text:span><text:span text:style-name="Strong_20_Emphasis"><text:span text:style-name="T204"> en klik op het pictogram van</text:span></text:span><text:span text:style-name="Strong_20_Emphasis"><text:span text:style-name="T205"> </text:span></text:span><text:span text:style-name="Strong_20_Emphasis"><text:span text:style-name="T224">Schijven</text:span></text:span><text:span text:style-name="Strong_20_Emphasis"><text:span text:style-name="T206">. Selecteer de USB-stick in de lijst van schijven aan de linkerkant en klik rechtsboven op </text:span></text:span><text:span text:style-name="Strong_20_Emphasis"><text:span text:style-name="T223">Schijfinstellingen</text:span></text:span><text:span text:style-name="Strong_20_Emphasis"><text:span text:style-name="T206"> </text:span></text:span><text:span text:style-name="Strong_20_Emphasis"><text:span text:style-name="T223">⋮</text:span></text:span><text:span text:style-name="Strong_20_Emphasis"><text:span text:style-name="T206"> (icoontje met de drie puntjes).</text:span></text:span></text:p><text:p text:style-name="P82"><text:span text:style-name="Strong_20_Emphasis"><text:span text:style-name="T206"><text:tab/>Kies </text:span></text:span><text:span text:style-name="Strong_20_Emphasis"><text:span text:style-name="T223">Schijfkopie terugzetten</text:span></text:span><text:span text:style-name="Strong_20_Emphasis"><text:span text:style-name="T206"> en selecteer </text:span></text:span><text:span text:style-name="Strong_20_Emphasis"><text:span text:style-name="T217">het net</text:span></text:span><text:span text:style-name="Strong_20_Emphasis"><text:span text:style-name="T215"> gedownloade CD-beeldbestand </text:span></text:span><text:span text:style-name="Strong_20_Emphasis"><text:span text:style-name="T216">(.iso)</text:span></text:span><text:span text:style-name="Strong_20_Emphasis"><text:span text:style-name="T215">.</text:span></text:span></text:p><text:p text:style-name="P81"><text:span text:style-name="Strong_20_Emphasis"><text:span text:style-name="T206"><text:tab/>Klik op </text:span></text:span><text:span text:style-name="Strong_20_Emphasis"><text:span text:style-name="T223">Terugzetten starten</text:span></text:span><text:span text:style-name="Strong_20_Emphasis"><text:span text:style-name="T206"> en vervolgens op </text:span></text:span><text:span text:style-name="Strong_20_Emphasis"><text:span text:style-name="T223">Terugzetten</text:span></text:span><text:span text:style-name="Strong_20_Emphasis"><text:span text:style-name="T207">.<text:line-break/></text:span></text:span><text:span text:style-name="Strong_20_Emphasis"><text:span text:style-name="T219">O</text:span></text:span><text:span text:style-name="Strong_20_Emphasis"><text:span text:style-name="T208">f </text:span></text:span><text:span text:style-name="Strong_20_Emphasis"><text:span text:style-name="T209">gebruik </text:span></text:span><text:span text:style-name="Strong_20_Emphasis"><text:span text:style-name="T210">het programma </text:span></text:span><text:span text:style-name="Strong_20_Emphasis"><text:span text:style-name="T193">Etche</text:span></text:span><text:span text:style-name="Strong_20_Emphasis"><text:span text:style-name="T194">r</text:span></text:span><text:span text:style-name="Strong_20_Emphasis"><text:span text:style-name="T210"> </text:span></text:span><text:span text:style-name="Strong_20_Emphasis"><text:span text:style-name="T211">(</text:span></text:span><text:a xlink:type="simple" xlink:href="https://www.balena.io/etcher/" text:style-name="Internet_20_link" text:visited-style-name="Visited_20_Internet_20_Link"><text:span text:style-name="Strong_20_Emphasis"><text:span text:style-name="T321">etcher.io</text:span></text:span></text:a><text:span text:style-name="Strong_20_Emphasis"><text:span text:style-name="T211">) </text:span></text:span><text:span text:style-name="Strong_20_Emphasis"><text:span text:style-name="T220">dat </text:span></text:span><text:span text:style-name="Strong_20_Emphasis"><text:span text:style-name="T208">beschikbaar </text:span></text:span><text:span text:style-name="Strong_20_Emphasis"><text:span text:style-name="T220">is </text:span></text:span><text:span text:style-name="Strong_20_Emphasis"><text:span text:style-name="T208">voor </text:span></text:span><text:span text:style-name="Strong_20_Emphasis"><text:span text:style-name="T206">Windows, </text:span></text:span><text:span text:style-name="Strong_20_Emphasis"><text:span text:style-name="T212">mac</text:span></text:span><text:span text:style-name="Strong_20_Emphasis"><text:span text:style-name="T213">OS</text:span></text:span><text:span text:style-name="Strong_20_Emphasis"><text:span text:style-name="T210">, </text:span></text:span><text:span text:style-name="Strong_20_Emphasis"><text:span text:style-name="T211">en </text:span></text:span><text:span text:style-name="Strong_20_Emphasis"><text:span text:style-name="T210">Linux</text:span></text:span><text:span text:style-name="Strong_20_Emphasis"><text:span text:style-name="T214">.</text:span></text:span></text:p></text:note-body></text:note></text:span><text:span text:style-name="T155">.</text:span></text:p>
            <text:p text:style-name="P51"><text:span text:style-name="T160">Opstartmenu/</text:span><text:span text:style-name="T161">boot menu</text:span><text:span text:style-name="T160"> </text:span><text:span text:style-name="T155">via </text:span><text:span text:style-name="Definition"><text:span text:style-name="T5">opstartmenu</text:span></text:span><text:span text:style-name="T155">, </text:span><text:span text:style-name="T160">instellingen/</text:span><text:span text:style-name="T161">setup</text:span><text:span text:style-name="T155"> via </text:span><text:span text:style-name="Definition"><text:span text:style-name="T5">instellingen</text:span>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4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104">K</text:span></text:span><text:span text:style-name="Strong_20_Emphasis"><text:span text:style-name="T105">ies </text:span></text:span><text:span text:style-name="Strong_20_Emphasis"><text:span text:style-name="T106">eerste keuze </text:span></text:span><text:span text:style-name="Strong_20_Emphasis"><text:span text:style-name="T107">en druk op de </text:span></text:span><text:span text:style-name="Strong_20_Emphasis"><text:span text:style-name="T108">Enter</text:span></text:span><text:span text:style-name="Strong_20_Emphasis"><text:span text:style-name="T107">-toets.</text:span>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><text:span text:style-name="Strong_20_Emphasis"><text:span text:style-name="T101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52">V</text:span></text:span><text:span text:style-name="Strong_20_Emphasis"><text:span text:style-name="T39">olg de aanwijzingen </text:span></text:span><text:span text:style-name="Strong_20_Emphasis"><text:span text:style-name="T51">op de schermen</text:span></text:span><text:span text:style-name="Strong_20_Emphasis"><text:span text:style-name="T11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48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00"><text:s/></text:span></text:span><text:span text:style-name="Strong_20_Emphasis"><text:span text:style-name="T103"><draw:control text:anchor-type="as-char" draw:z-index="20" draw:name="Vorm11_0" draw:style-name="gr1" draw:text-style-name="P96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6"><text:span text:style-name="Strong_20_Emphasis"><text:span text:style-name="T40">Als het scherm </text:span></text:span><text:span text:style-name="Strong_20_Emphasis"><text:span text:style-name="T129">Wi-Fi</text:span></text:span><text:span text:style-name="Strong_20_Emphasis"><text:span text:style-name="T40"> verschijnt, kies </text:span></text:span><text:span text:style-name="Strong_20_Emphasis"><text:span text:style-name="T53">het</text:span></text:span><text:span text:style-name="Strong_20_Emphasis"><text:span text:style-name="T40"> draadloos netwerk, maak verbinding, en klik op</text:span></text:span><text:span text:style-name="Strong_20_Emphasis"><text:span text:style-name="T110"> </text:span></text:span><text:span text:style-name="Strong_20_Emphasis"><text:span text:style-name="T147">N</text:span></text:span><text:span text:style-name="Strong_20_Emphasis"><text:span text:style-name="T127">ext</text:span></text:span><text:span text:style-name="Strong_20_Emphasis"><text:span text:style-name="T110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2"><text:span text:style-name="Strong_20_Emphasis"><text:span text:style-name="T54"><text:s/></text:span></text:span><text:span text:style-name="Strong_20_Emphasis"><text:span text:style-name="T101"><draw:control text:anchor-type="as-char" draw:z-index="14" draw:name="Vorm13_1" draw:style-name="gr1" draw:text-style-name="P96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41">Start de installatie</text:span></text:span><text:span text:style-name="Strong_20_Emphasis"><text:span text:style-name="T111">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82">klik op </text:span></text:span><text:span text:style-name="Strong_20_Emphasis"><text:span text:style-name="T123">Activities</text:span></text:span><text:span text:style-name="Strong_20_Emphasis"><text:span text:style-name="T82"> en </text:span></text:span><text:span text:style-name="Strong_20_Emphasis"><text:span text:style-name="T83">een </text:span></text:span><text:span text:style-name="Strong_20_Emphasis"><text:span text:style-name="T82">klik op</text:span></text:span><text:span text:style-name="Strong_20_Emphasis"><text:span text:style-name="T84"> </text:span></text:span><text:span text:style-name="Strong_20_Emphasis"><text:span text:style-name="T124">Install Debian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4"/></text:span></text:p>
          </table:table-cell>
          <table:table-cell table:style-name="_32_._5f_Installatie_5f_uitvoeren.A1" office:value-type="string">
            <text:p text:style-name="P67"><text:span text:style-name="Strong_20_Emphasis"><text:span text:style-name="T41">Bij </text:span></text:span><text:span text:style-name="Strong_20_Emphasis"><text:span text:style-name="T130">Welcome</text:span></text:span><text:span text:style-name="Strong_20_Emphasis"><text:span text:style-name="T41"> kies </text:span></text:span><text:span text:style-name="Strong_20_Emphasis"><text:span text:style-name="T130">Nederlands</text:span></text:span><text:span text:style-name="Strong_20_Emphasis"><text:span text:style-name="T41"> en klik op </text:span></text:span><text:span text:style-name="Strong_20_Emphasis"><text:span text:style-name="T130">Volgende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69"><text:span text:style-name="Strong_20_Emphasis"><text:span text:style-name="T54"/></text:span></text:p>
          </table:table-cell>
          <table:table-cell table:style-name="_32_._5f_Installatie_5f_uitvoeren.A1" office:value-type="string">
            <text:p text:style-name="P9">Bij <text:span text:style-name="T316">Locatie</text:span> kies bij <text:span text:style-name="T316">Regio</text:span> voor <text:span text:style-name="T316">Europa</text:span> en klik op <text:span text:style-name="T316">Volgende</text:span>.</text:p>
          </table:table-cell>
        </table:table-row>
        <table:table-row>
          <table:table-cell table:style-name="_32_._5f_Installatie_5f_uitvoeren.A1" office:value-type="string">
            <text:p text:style-name="P69"><text:span text:style-name="Strong_20_Emphasis"><text:span text:style-name="T54"/></text:span></text:p>
          </table:table-cell>
          <table:table-cell table:style-name="_32_._5f_Installatie_5f_uitvoeren.A1" office:value-type="string">
            <text:p text:style-name="P9">Bij <text:span text:style-name="T316">Toetsenbord</text:span> kies <text:span text:style-name="T316">English (US)</text:span> en klik op <text:span text:style-name="T316">Volgende</text:span>.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>
          <table:table-cell table:style-name="_32_._5f_Installatie_5f_uitvoeren.A1" office:value-type="string">
            <text:p text:style-name="P69"><text:span text:style-name="Strong_20_Emphasis"><text:span text:style-name="T54"><text:s/></text:span></text:span><text:span text:style-name="Strong_20_Emphasis"><text:span text:style-name="T101"><draw:control text:anchor-type="as-char" draw:z-index="15" draw:name="Vorm13_4" draw:style-name="gr1" draw:text-style-name="P96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90"><text:span text:style-name="T6">Bij </text:span><text:span text:style-name="T17">Partities</text:span><text:span text:style-name="T6"> </text:span><text:span text:style-name="T273">selecteer</text:span><text:span text:style-name="T6"> </text:span><text:span text:style-name="T7">de </text:span><text:span text:style-name="T6">gewenste </text:span><text:span text:style-name="T274">optie </text:span><text:span text:style-name="Strong_20_Emphasis"><text:span text:style-name="T43">en klik op </text:span></text:span><text:span text:style-name="Strong_20_Emphasis"><text:span text:style-name="T131">Volgende</text:span>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3" draw:name="Vorm13" draw:style-name="gr1" draw:text-style-name="P96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109">Bij </text:span></text:span><text:span text:style-name="Strong_20_Emphasis"><text:span text:style-name="T128">Gebruikers</text:span></text:span><text:span text:style-name="Strong_20_Emphasis"><text:span text:style-name="T109"> vul in </text:span></text:span><text:span text:style-name="Strong_20_Emphasis"><text:span text:style-name="T132">Wat is je naam?</text:span></text:span><text:span text:style-name="Strong_20_Emphasis"><text:span text:style-name="T44"> </text:span></text:span><text:span text:style-name="Definition"><text:span text:style-name="T13">gebruiker</text:span></text:span><text:span text:style-name="Strong_20_Emphasis"><text:span text:style-name="T99">,</text:span></text:span><text:span text:style-name="Strong_20_Emphasis"><text:span text:style-name="T45"> </text:span></text:span><text:span text:style-name="Strong_20_Emphasis"><text:span text:style-name="T132">Welke naam wil je gebruiken om in te loggen?</text:span></text:span><text:span text:style-name="Strong_20_Emphasis"><text:span text:style-name="T45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1">, </text:span></text:span><text:span text:style-name="Strong_20_Emphasis"><text:span text:style-name="T133">Wat is de </text:span></text:span><text:span text:style-name="Strong_20_Emphasis"><text:span text:style-name="T132">naam van deze </text:span></text:span><text:span text:style-name="Strong_20_Emphasis"><text:span text:style-name="T133">computer</text:span></text:span><text:span text:style-name="Strong_20_Emphasis"><text:span text:style-name="T46"> </text:span></text:span><text:span text:style-name="Definition"><text:span text:style-name="T13">computernaam</text:span></text:span><text:span text:style-name="Strong_20_Emphasis"><text:span text:style-name="T44">, </text:span></text:span><text:span text:style-name="Strong_20_Emphasis"><text:span text:style-name="T45">v</text:span></text:span><text:span text:style-name="Strong_20_Emphasis"><text:span text:style-name="T44">ul </text:span></text:span><text:span text:style-name="Strong_20_Emphasis"><text:span text:style-name="T47">tweemaal het wachtwoord </text:span></text:span><text:span text:style-name="Strong_20_Emphasis"><text:span text:style-name="T44">in</text:span></text:span><text:span text:style-name="Strong_20_Emphasis"><text:span text:style-name="T116">,</text:span></text:span><text:span text:style-name="Strong_20_Emphasis"><text:span text:style-name="T44"> </text:span></text:span><text:span text:style-name="Strong_20_Emphasis"><text:span text:style-name="T48">en </text:span></text:span><text:span text:style-name="Strong_20_Emphasis"><text:span text:style-name="T44">kl</text:span></text:span><text:span text:style-name="Strong_20_Emphasis"><text:span text:style-name="T38">ik op </text:span></text:span><text:span text:style-name="Strong_20_Emphasis"><text:span text:style-name="T135">V</text:span></text:span><text:span text:style-name="Strong_20_Emphasis"><text:span text:style-name="T136">olgende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4" draw:name="Vorm14" draw:style-name="gr1" draw:text-style-name="P96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9"><text:span text:style-name="Strong_20_Emphasis"><text:span text:style-name="T49">Bij </text:span></text:span><text:span text:style-name="Strong_20_Emphasis"><text:span text:style-name="T148">Samenvatting</text:span></text:span><text:span text:style-name="Strong_20_Emphasis"><text:span text:style-name="T113"> </text:span></text:span><text:span text:style-name="Strong_20_Emphasis"><text:span text:style-name="T114">controleer het overzicht en</text:span></text:span><text:span text:style-name="Strong_20_Emphasis"><text:span text:style-name="T48"> </text:span></text:span><text:span text:style-name="Strong_20_Emphasis"><text:span text:style-name="T44">kl</text:span></text:span><text:span text:style-name="Strong_20_Emphasis"><text:span text:style-name="T38">ik op </text:span></text:span><text:span text:style-name="Strong_20_Emphasis"><text:span text:style-name="T137">Installeer</text:span></text:span><text:span text:style-name="Strong_20_Emphasis"><text:span text:style-name="T38">.</text:span></text:span></text:p>
          </table:table-cell>
        </table:table-row>
      </table:table>
      <text:p text:style-name="P50"><text:span text:style-name="Strong_20_Emphasis"><text:span text:style-name="T112"/></text:span></text:p>
      <text:list xml:id="list150148890648605" text:continue-numbering="true" text:style-name="L1">
        <text:list-item>
          <text:p text:style-name="P95"><text:span text:style-name="Strong_20_Emphasis"><text:span text:style-name="T149">Installatie </text:span></text:span><text:span text:style-name="Strong_20_Emphasis"><text:span text:style-name="T150">afronden</text:span></text:span></text:p>
        </text:list-item>
      </text:list>
      <text:p text:style-name="P52"><text:span text:style-name="Strong_20_Emphasis"><text:span text:style-name="T5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7"><text:span text:style-name="Strong_20_Emphasis"><text:span text:style-name="T54"><text:s/></text:span></text:span><text:span text:style-name="Strong_20_Emphasis"><text:span text:style-name="T101"><draw:control text:anchor-type="as-char" draw:z-index="5" draw:name="Vorm22" draw:style-name="gr1" draw:text-style-name="P96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50">Aanmelden als </text:span></text:span><text:span text:style-name="Definition"><text:span text:style-name="T13">gebruiker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>Volg de aanwijzingen op de schermen.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13" draw:name="Vorm4_1" draw:style-name="gr1" draw:text-style-name="P96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8"><text:span text:style-name="Strong_20_Emphasis"><text:span text:style-name="T54">Installeer </text:span></text:span><text:span text:style-name="Strong_20_Emphasis"><text:span text:style-name="T98">pakket kz</text:span></text:span><text:span text:style-name="Strong_20_Emphasis"><text:span text:style-name="T98"><text:note text:id="ftn7" text:note-class="footnote"><text:note-citation>1</text:note-citation><text:note-body><text:p text:style-name="P84"><text:span text:style-name="T328">Debian-</text:span><text:span text:style-name="T329">p</text:span>akket kz plaatst documenten en scripts van Karel Zimmer <text:span text:style-name="T327">(zie </text:span><text:a xlink:type="simple" xlink:href="https://karelzimmer.nl/" text:style-name="Internet_20_link" text:visited-style-name="Visited_20_Internet_20_Link"><text:span text:style-name="Strong_20_Emphasis"><text:span text:style-name="T322">karelzimmer.nl</text:span></text:span></text:a><text:span text:style-name="Strong_20_Emphasis"><text:span text:style-name="T218">) </text:span></text:span>voor het installeren en beheren van Debian en op Debian gebaseerd systeem zoals Ubuntu..</text:p></text:note-body></text:note></text:span></text:span><text:span text:style-name="Strong_20_Emphasis"><text:span text:style-name="T98">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59">druk op de </text:span></text:span><text:span text:style-name="Strong_20_Emphasis"><text:span text:style-name="T73">Super</text:span></text:span><text:span text:style-name="Strong_20_Emphasis"><text:span text:style-name="T59">-toets</text:span></text:span><text:span text:style-name="Strong_20_Emphasis"><text:span text:style-name="T59"><text:note text:id="ftn8" text:note-class="footnote"><text:note-citation>2</text:note-citation><text:note-body><text:p text:style-name="P24"><text:span text:style-name="T245">De </text:span><text:span text:style-name="T246">Super</text:span><text:span text:style-name="T245">-toets is de Windows</text:span><text:span text:style-name="T247">-</text:span><text:span text:style-name="T248">toets</text:span><text:span text:style-name="T245">, </text:span><text:span text:style-name="T247">C</text:span><text:span text:style-name="T245">ommand-</text:span><text:span text:style-name="T248">toets</text:span><text:span text:style-name="T245">, of </text:span><text:span text:style-name="T247">V</text:span><text:span text:style-name="T245">ergrootglas-toets.</text:span></text:p></text:note-body></text:note></text:span></text:span><text:span text:style-name="Strong_20_Emphasis"><text:span text:style-name="T58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118">ter</text:span></text:span><text:span text:style-name="Strong_20_Emphasis"><text:span text:style-name="T119">m</text:span></text:span><text:span text:style-name="Strong_20_Emphasis"><text:span text:style-name="T62"> </text:span></text:span><text:span text:style-name="Strong_20_Emphasis"><text:span text:style-name="T63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 </text:span></text:span><text:span text:style-name="Strong_20_Emphasis"><text:span text:style-name="T120">Terminalvenster</text:span></text:span><text:span text:style-name="Strong_20_Emphasis"><text:span text:style-name="T62">. </text:span></text:span></text:p>
          </table:table-cell>
        </table:table-row>
        <table:table-row>
          <table:table-cell table:style-name="_33_._5f_Installatie_5f_afronden.A1" office:value-type="string">
            <text:p text:style-name="P60"><text:span text:style-name="Strong_20_Emphasis"><text:span text:style-name="T54"/></text:span></text:p>
          </table:table-cell>
          <table:table-cell table:style-name="_33_._5f_Installatie_5f_afronden.A1" office:value-type="string">
            <text:p text:style-name="P63"><text:span text:style-name="T4">Typ</text:span><text:span text:style-name="Strong_20_Emphasis"><text:span text:style-name="T66">, of </text:span></text:span><text:span text:style-name="Strong_20_Emphasis"><text:span text:style-name="T62">kopieer en plak, de</text:span></text:span><text:span text:style-name="Strong_20_Emphasis"><text:span text:style-name="T85">z</text:span></text:span><text:span text:style-name="Strong_20_Emphasis"><text:span text:style-name="T86">e</text:span></text:span><text:span text:style-name="Strong_20_Emphasis"><text:span text:style-name="T62"> </text:span></text:span><text:span text:style-name="Strong_20_Emphasis"><text:span text:style-name="T68">drie </text:span></text:span><text:span text:style-name="Strong_20_Emphasis"><text:span text:style-name="T62">opdrachten, ieder gevolgd door de </text:span></text:span><text:span text:style-name="Strong_20_Emphasis"><text:span text:style-name="T57">Enter</text:span></text:span><text:span text:style-name="Strong_20_Emphasis"><text:span text:style-name="T56">-toets:<text:line-break/></text:span></text:span><text:span text:style-name="User_20_Entry"><text:span text:style-name="T30">sudo</text:span></text:span><text:span text:style-name="User_20_Entry"><text:span text:style-name="T31"> </text:span></text:span><text:span text:style-name="User_20_Entry"><text:span text:style-name="T30">apt install wget</text:span></text:span><text:span text:style-name="User_20_Entry"><text:span text:style-name="T31"><text:line-break/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5"><text:span text:style-name="Strong_20_Emphasis"><text:span text:style-name="T68">V</text:span>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54"><text:s/></text:span></text:span><text:span text:style-name="Strong_20_Emphasis"><text:span text:style-name="T101"><draw:control text:anchor-type="as-char" draw:z-index="6" draw:name="Vorm33" draw:style-name="gr1" draw:text-style-name="P96" svg:width="0.35cm" svg:height="0.35cm" draw:control="control7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87">Rond de</text:span></text:span><text:span text:style-name="Strong_20_Emphasis"><text:span text:style-name="T88"> installatie </text:span></text:span><text:span text:style-name="Strong_20_Emphasis"><text:span text:style-name="T87">af </text:span></text:span><text:span text:style-name="Strong_20_Emphasis"><text:span text:style-name="T56">via </text:span></text:span><text:span text:style-name="Strong_20_Emphasis"><text:span text:style-name="T89">een</text:span></text:span><text:span text:style-name="Strong_20_Emphasis"><text:span text:style-name="T90"> druk</text:span></text:span><text:span text:style-name="Strong_20_Emphasis"><text:span text:style-name="T89"> op</text:span></text:span><text:span text:style-name="Strong_20_Emphasis"><text:span text:style-name="T65"> de </text:span></text:span><text:span text:style-name="Strong_20_Emphasis"><text:span text:style-name="T73">Super</text:span></text:span><text:span text:style-name="Strong_20_Emphasis"><text:span text:style-name="T65">-toets</text:span></text:span><text:span text:style-name="Strong_20_Emphasis"><text:span text:style-name="T34"><text:note-ref text:note-class="footnote" text:reference-format="text" text:ref-name="ftn8">2</text:note-ref></text:span></text:span><text:span text:style-name="Strong_20_Emphasis"><text:span text:style-name="T58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125">men</text:span></text:span><text:span text:style-name="Strong_20_Emphasis"><text:span text:style-name="T122">u</text:span></text:span><text:span text:style-name="Strong_20_Emphasis"><text:span text:style-name="T59"> </text:span></text:span><text:span text:style-name="Strong_20_Emphasis"><text:span text:style-name="T63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 </text:span></text:span><text:span text:style-name="Strong_20_Emphasis"><text:span text:style-name="T138">Installatiem</text:span></text:span><text:span text:style-name="Strong_20_Emphasis"><text:span text:style-name="T139">enu</text:span></text:span><text:span text:style-name="Strong_20_Emphasis"><text:span text:style-name="T59">.</text:span></text:span></text:p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54"/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79">K</text:span></text:span><text:span text:style-name="Strong_20_Emphasis"><text:span text:style-name="T77">ie</text:span></text:span><text:span text:style-name="Strong_20_Emphasis"><text:span text:style-name="T78">s </text:span></text:span><text:span text:style-name="Strong_20_Emphasis"><text:span text:style-name="T143">3 </text:span></text:span><text:span text:style-name="Strong_20_Emphasis"><text:span text:style-name="T144">Installatie</text:span></text:span><text:span text:style-name="Strong_20_Emphasis"><text:span text:style-name="T145"> </text:span></text:span><text:span text:style-name="Strong_20_Emphasis"><text:span text:style-name="T146">afronden</text:span></text:span><text:span text:style-name="Strong_20_Emphasis"><text:span text:style-name="T79"> </text:span></text:span><text:span text:style-name="Strong_20_Emphasis"><text:span text:style-name="T80">en </text:span></text:span><text:span text:style-name="Strong_20_Emphasis"><text:span text:style-name="T91">v</text:span></text:span><text:span text:style-name="Strong_20_Emphasis"><text:span text:style-name="T70">olg de aanwijzingen op het scherm.</text:span></text:span></text:p>
          </table:table-cell>
        </table:table-row>
      </table:table>
      <text:p text:style-name="P52"><text:span text:style-name="Strong_20_Emphasis"><text:span text:style-name="T50"><text:tab/></text:span></text:span></text:p>
      <text:p text:style-name="P53"><text:span text:style-name="Strong_20_Emphasis"><text:span text:style-name="T80"/></text:span></text:p>
      <text:p text:style-name="P54"><text:span text:style-name="Strong_20_Emphasis"><text:span text:style-name="T70"/></text:span></text:p>
      <text:list xml:id="list150147795182807" text:continue-numbering="true" text:style-name="L1">
        <text:list-item>
          <text:p text:style-name="P94"><text:span text:style-name="Strong_20_Emphasis"><text:span text:style-name="T2">Gebruiker inrichten</text:span></text:span></text:p>
        </text:list-item>
      </text:list>
      <text:p text:style-name="P42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71"><text:span text:style-name="Strong_20_Emphasis"><text:span text:style-name="T54"><text:s/></text:span></text:span><text:span text:style-name="Strong_20_Emphasis"><text:span text:style-name="T101"><draw:control text:anchor-type="as-char" draw:z-index="16" draw:name="Vorm36_0" draw:style-name="gr1" draw:text-style-name="P96" svg:width="0.35cm" svg:height="0.35cm" draw:control="control17"/></text:span></text:span></text:p>
          </table:table-cell>
          <table:table-cell table:style-name="Tabel2.A1" office:value-type="string">
            <text:p text:style-name="P47"><text:span text:style-name="Strong_20_Emphasis"><text:span text:style-name="T50">Aanmelden als </text:span></text:span><text:span text:style-name="Definition"><text:span text:style-name="T13">gebruiker</text:span></text:span><text:span text:style-name="Strong_20_Emphasis"><text:span text:style-name="T55"><text:note text:id="ftn9" text:note-class="footnote"><text:note-citation>1</text:note-citation><text:note-body><text:p text:style-name="P78"><text:span text:style-name="User_20_Entry"><text:span text:style-name="T163">E</text:span></text:span><text:span text:style-name="User_20_Entry"><text:span text:style-name="T182">v</text:span></text:span><text:span text:style-name="User_20_Entry"><text:span text:style-name="T183">en</text:span></text:span><text:span text:style-name="User_20_Entry"><text:span text:style-name="T185">t</text:span></text:span><text:span text:style-name="User_20_Entry"><text:span text:style-name="T186">uele </text:span></text:span><text:span text:style-name="User_20_Entry"><text:span text:style-name="T187">extra </text:span></text:span><text:span text:style-name="User_20_Entry"><text:span text:style-name="T191">gebruiker</text:span></text:span><text:span text:style-name="User_20_Entry"><text:span text:style-name="T187">s aanmelden </text:span></text:span><text:span text:style-name="User_20_Entry"><text:span text:style-name="T188">en dezelfde stappen uitvoeren</text:span></text:span><text:span text:style-name="User_20_Entry"><text:span text:style-name="T184">.</text:span></text:span></text:p></text:note-body></text:note></text:span></text:span><text:span text:style-name="Strong_20_Emphasis"><text:span text:style-name="T50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>
          <table:table-cell table:style-name="Tabel2.A1" office:value-type="string">
            <text:p text:style-name="P74"><text:span text:style-name="Strong_20_Emphasis"><text:span text:style-name="T54"><text:s/></text:span></text:span><text:span text:style-name="Strong_20_Emphasis"><text:span text:style-name="T101"><draw:control text:anchor-type="as-char" draw:z-index="17" draw:name="Vorm36_2" draw:style-name="gr1" draw:text-style-name="P96" svg:width="0.35cm" svg:height="0.35cm" draw:control="control18"/></text:span></text:span></text:p>
          </table:table-cell>
          <table:table-cell table:style-name="Tabel2.A1" office:value-type="string">
            <text:p text:style-name="P46"><text:span text:style-name="Strong_20_Emphasis"><text:span text:style-name="T92">R</text:span></text:span><text:span text:style-name="Strong_20_Emphasis"><text:span text:style-name="T93">icht </text:span></text:span><text:span text:style-name="Strong_20_Emphasis"><text:span text:style-name="T94">de </text:span></text:span><text:span text:style-name="Definition"><text:span text:style-name="T24">gebruiker</text:span></text:span><text:span text:style-name="Strong_20_Emphasis"><text:span text:style-name="T93"> </text:span></text:span><text:span text:style-name="Strong_20_Emphasis"><text:span text:style-name="T95">in </text:span></text:span><text:span text:style-name="Strong_20_Emphasis"><text:span text:style-name="T56">via </text:span></text:span><text:span text:style-name="Strong_20_Emphasis"><text:span text:style-name="T89">een</text:span></text:span><text:span text:style-name="Strong_20_Emphasis"><text:span text:style-name="T90"> druk</text:span></text:span><text:span text:style-name="Strong_20_Emphasis"><text:span text:style-name="T89"> op</text:span></text:span><text:span text:style-name="Strong_20_Emphasis"><text:span text:style-name="T65"> de </text:span></text:span><text:span text:style-name="Strong_20_Emphasis"><text:span text:style-name="T73">Super</text:span></text:span><text:span text:style-name="Strong_20_Emphasis"><text:span text:style-name="T65">-toets</text:span></text:span><text:span text:style-name="Strong_20_Emphasis"><text:span text:style-name="T34"><text:note text:id="ftn10" text:note-class="footnote"><text:note-citation>2</text:note-citation><text:note-body><text:p text:style-name="P25"><text:span text:style-name="T245">D</text:span>e <text:span text:style-name="T325">Super</text:span>-toets <text:span text:style-name="T245">is </text:span>de Windows<text:span text:style-name="T323">-</text:span><text:span text:style-name="T324">toets</text:span>, <text:span text:style-name="T323">C</text:span>ommand-<text:span text:style-name="T324">toets</text:span>, of <text:span text:style-name="T323">V</text:span>ergrootglas-toets.</text:p></text:note-body></text:note></text:span></text:span><text:span text:style-name="Strong_20_Emphasis"><text:span text:style-name="T58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125">men</text:span></text:span><text:span text:style-name="Strong_20_Emphasis"><text:span text:style-name="T122">u</text:span></text:span><text:span text:style-name="Strong_20_Emphasis"><text:span text:style-name="T59"> </text:span></text:span><text:span text:style-name="Strong_20_Emphasis"><text:span text:style-name="T63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 </text:span></text:span><text:span text:style-name="Strong_20_Emphasis"><text:span text:style-name="T138">Installatiem</text:span></text:span><text:span text:style-name="Strong_20_Emphasis"><text:span text:style-name="T139">enu</text:span></text:span><text:span text:style-name="Strong_20_Emphasis"><text:span text:style-name="T59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6"><text:span text:style-name="Strong_20_Emphasis"><text:span text:style-name="T79">K</text:span></text:span><text:span text:style-name="Strong_20_Emphasis"><text:span text:style-name="T77">ie</text:span></text:span><text:span text:style-name="Strong_20_Emphasis"><text:span text:style-name="T78">s </text:span></text:span><text:span text:style-name="Strong_20_Emphasis"><text:span text:style-name="T143">4 </text:span></text:span><text:span text:style-name="Strong_20_Emphasis"><text:span text:style-name="T126">Gebruiker inrichten</text:span></text:span><text:span text:style-name="Strong_20_Emphasis"><text:span text:style-name="T79"> </text:span></text:span><text:span text:style-name="Strong_20_Emphasis"><text:span text:style-name="T80">en </text:span></text:span><text:span text:style-name="Strong_20_Emphasis"><text:span text:style-name="T96">v</text:span></text:span><text:span text:style-name="Strong_20_Emphasis"><text:span text:style-name="T70">olg de aanwijzingen op het scherm</text:span></text:span><text:span text:style-name="Strong_20_Emphasis"><text:span text:style-name="T117">.</text:span></text:span></text:p>
          </table:table-cell>
        </table:table-row>
      </table:table>
      <text:p text:style-name="P44"><text:span text:style-name="Strong_20_Emphasis"><text:span text:style-name="T97"/></text:span></text:p>
      <text:p text:style-name="P19"/>
      <text:p text:style-name="P19"/>
      <text:p text:style-name="P77"><text:span text:style-name="T151">E</text:span><text:span text:style-name="T152">inde c</text:span><text:span text:style-name="T153">hecklist, </text:span><text:span text:style-name="T154">d</text:span><text:span text:style-name="T153">e</text:span><text:span text:style-name="T266"> installatie van </text:span><text:span text:style-name="T266"><text:reference-ref text:reference-format="text" text:ref-name="Distributie">Debian</text:reference-ref></text:span><text:span text:style-name="T266"><text:s/></text:span><text:span text:style-name="T267"><text:reference-ref text:reference-format="text" text:ref-name="Versie">11</text:reference-ref></text:span><text:span text:style-name="Strong_20_Emphasis"><text:span text:style-name="T269"><text:s/></text:span></text:span><text:span text:style-name="Strong_20_Emphasis"><text:span text:style-name="T270">LTS</text:span></text:span><text:span text:style-name="T268"> </text:span><text:span text:style-name="T266"><text:reference-ref text:reference-format="text" text:ref-name="Editie">Desktop</text:reference-ref></text:span><text:span text:style-name="T266"><text:s/>is voltooid.</text:span></text:p>
      <text:p text:style-name="P43"/>
      <text:p text:style-name="P35"><text:span text:style-name="Emphasis"><text:span text:style-name="T347">Geschreven </text:span></text:span><text:span text:style-name="Emphasis"><text:span text:style-name="T350">2021 </text:span></text:span><text:span text:style-name="Emphasis"><text:span text:style-name="T347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48">Karel Zimmer</text:span></text:span></text:a><text:span text:style-name="Emphasis"><text:span text:style-name="T347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49">Creative Commons Publiek Domein Verklaring</text:span></text:span></text:a><text:span text:style-name="Emphasis"><text:span text:style-name="T34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10-02T15:01:47.227142946">02-10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subject>Installatie PC software</dc:subject>
    <meta:initial-creator>Karel Zimmer</meta:initial-creator>
    <meta:creation-date>1995-11-21T17:41:00</meta:creation-date>
    <dc:date>2022-10-02T15:01:47.065978478</dc:date>
    <meta:keyword>Installatie</meta:keyword>
    <meta:keyword>Checklist</meta:keyword>
    <meta:keyword>Linux</meta:keyword>
    <meta:editing-cycles>6670</meta:editing-cycles>
    <meta:editing-duration>P11DT18H4M23S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728" meta:character-count="4989" meta:non-whitespace-character-count="4283"/>
    <meta:user-defined meta:name="Info 1"/>
    <meta:user-defined meta:name="Info 2"/>
    <meta:user-defined meta:name="Info 3"/>
    <meta:user-defined meta:name="Info 4"/>
  </office:meta>
</office:document-meta>
</file>